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weight="bold" style:font-weight-asian="bold" style:font-weight-complex="bold"/>
    </style:style>
    <style:style style:name="P3" style:family="paragraph" style:parent-style-name="Mist_20_Text_20_Body" style:list-style-name="Mist_20_Bulleted_20_List"/>
    <style:style style:name="P4" style:family="paragraph" style:parent-style-name="Mist_20_Text_20_Body" style:list-style-name="L1"/>
    <style:style style:name="P5" style:family="paragraph" style:parent-style-name="Mist_20_Text_20_Body" style:list-style-name="L2"/>
    <style:style style:name="P6" style:family="paragraph" style:parent-style-name="Mist_20_Text_20_Body" style:list-style-name="L3"/>
    <style:style style:name="P7" style:family="paragraph" style:parent-style-name="Mist_20_Text_20_Body" style:list-style-name="L4"/>
    <style:style style:name="P8" style:family="paragraph" style:parent-style-name="Mist_20_Text_20_Body" style:list-style-name="L5"/>
    <style:style style:name="P9" style:family="paragraph" style:parent-style-name="Mist_20_Text_20_Body" style:list-style-name="L6"/>
    <style:style style:name="P10" style:family="paragraph" style:parent-style-name="Mist_20_Text_20_Body" style:list-style-name="L6">
      <style:text-properties fo:font-style="normal" style:font-style-asian="normal" style:font-style-complex="normal"/>
    </style:style>
    <style:style style:name="P11" style:family="paragraph" style:parent-style-name="Mist_20_Text_20_Body" style:list-style-name="L7">
      <style:text-properties fo:font-style="normal" style:font-style-asian="normal" style:font-style-complex="normal"/>
    </style:style>
    <style:style style:name="P12" style:family="paragraph" style:parent-style-name="Mist_20_Text_20_Body" style:list-style-name="L7"/>
    <style:style style:name="P13" style:family="paragraph" style:parent-style-name="Mist_20_Text_20_Body" style:list-style-name="L8"/>
    <style:style style:name="P14" style:family="paragraph" style:parent-style-name="Mist_20_Text_20_Body" style:list-style-name="L9"/>
    <style:style style:name="P15" style:family="paragraph" style:parent-style-name="Mist_20_Text_20_Body" style:list-style-name="L10"/>
    <style:style style:name="P16" style:family="paragraph" style:parent-style-name="Mist_20_Heading_20_1">
      <style:text-properties fo:font-style="normal" style:font-style-asian="normal" style:font-style-complex="normal"/>
    </style:style>
    <style:style style:name="P17" style:family="paragraph" style:parent-style-name="Mist_20_Code" style:list-style-name="L8"/>
    <style:style style:name="P18" style:family="paragraph" style:parent-style-name="Mist_20_Heading_20_2">
      <style:text-properties fo:font-style="normal" style:font-style-asian="normal" style:font-style-complex="normal"/>
    </style:style>
    <style:style style:name="P19" style:family="paragraph" style:parent-style-name="Mist_20_Short_20_List" style:list-style-name="Mist_20_Bulleted_20_List"/>
    <style:style style:name="P20"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none"/>
    </style:style>
    <style:style style:name="T19" style:family="text">
      <style:text-properties style:font-name="Liberation Serif1"/>
    </style:style>
    <style:style style:name="T20" style:family="text">
      <style:text-properties style:font-name="Liberation Serif"/>
    </style:style>
    <style:style style:name="T21" style:family="text">
      <style:text-properties officeooo:rsid="0017d880"/>
    </style:style>
    <style:style style:name="T22" style:family="text">
      <style:text-properties officeooo:rsid="001ccde7"/>
    </style:style>
    <style:style style:name="T23" style:family="text">
      <style:text-properties officeooo:rsid="001e9b16"/>
    </style:style>
    <style:style style:name="T24" style:family="text">
      <style:text-properties officeooo:rsid="001fc782"/>
    </style:style>
    <style:style style:name="T25" style:family="text">
      <style:text-properties officeooo:rsid="0020603f"/>
    </style:style>
    <style:style style:name="T26" style:family="text">
      <style:text-properties officeooo:rsid="00221ac0"/>
    </style:style>
    <style:style style:name="T27" style:family="text">
      <style:text-properties officeooo:rsid="002dd353"/>
    </style:style>
    <style:style style:name="T28" style:family="text">
      <style:text-properties officeooo:rsid="002ec116"/>
    </style:style>
    <style:style style:name="T29" style:family="text">
      <style:text-properties fo:font-weight="bold" style:font-weight-asian="bold" style:font-weight-complex="bold"/>
    </style:style>
    <style:style style:name="T30" style:family="text">
      <style:text-properties officeooo:rsid="002f91da"/>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0">©</text:span><text:span text:style-name="T19"> </text:span>2014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2"><text:date style:data-style-name="N84" text:date-value="2014-09-10T11:25:52.032423159" text:fixed="true">2014-09-10</text:date></text:p>
      <text:p text:style-name="Mist_20_Text_20_Body">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16" text:outline-level="1">Project Values and Strategies/Tactics</text:h>
      <text:p text:style-name="P1">The Mist project is guided by a set of values. The values are:</text:p>
      <text:list xml:id="list4128472180099479539" text:style-name="Mist_20_Bulleted_20_List">
        <text:list-item>
          <text:p text:style-name="P20">Simplicity</text:p>
        </text:list-item>
        <text:list-item>
          <text:p text:style-name="P20">Consistency</text:p>
        </text:list-item>
        <text:list-item>
          <text:p text:style-name="P20">Self-sufficiency</text:p>
        </text:list-item>
        <text:list-item>
          <text:p text:style-name="P20">Speed</text:p>
        </text:list-item>
        <text:list-item>
          <text:p text:style-name="P20">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18"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3"><text:span text:style-name="T6">Implement the </text:span><text:span text:style-name="T17">simplest thing first</text:span><text:span text:style-name="T6">.</text:span></text:p>
        </text:list-item>
        <text:list-item>
          <text:p text:style-name="P3"><text:soft-page-break/><text:span text:style-name="T17">Increase complexity only when needed</text:span><text:span text:style-name="T6"> for increased functionality, or to promote the other Mist values.</text:span></text:p>
        </text:list-item>
        <text:list-item>
          <text:p text:style-name="P3"><text:span text:style-name="T6">When possible, </text:span><text:span text:style-name="T17">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3"><text:span text:style-name="T17">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18"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2806408151563664646" text:style-name="L1">
        <text:list-item>
          <text:p text:style-name="P4"><text:span text:style-name="T6">Mist will </text:span><text:span text:style-name="T17">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18" text:outline-level="2">Speed</text:h>
      <text:p text:style-name="Mist_20_Text_20_Body"><text:span text:style-name="T6">We want Mist to be usable, so it </text:span><text:span text:style-name="T17">should be fast</text:span><text:span text:style-name="T6">, at least as fast as popular Smalltalk implementations. Since we want to keep complexity to a minimum, this means concentrating on optimizations that yield the biggest improvements relative to the added complexity.</text:span></text:p>
      <text:h text:style-name="P18"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174253859926701" text:continue-list="list5169397620265623591" text:style-name="Mist_20_Bulleted_20_List">
        <text:list-item>
          <text:p text:style-name="P3"><text:soft-page-break/><text:span text:style-name="T17">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1273498522235977001" text:style-name="L2">
        <text:list-item>
          <text:p text:style-name="P5">Single-threaded. Mist (initially) has no concurrency mechanism. There will be something later, likely a variant of the Actor model based on asynchronous message sending.</text:p>
        </text:list-item>
        <text:list-item>
          <text:p text:style-name="P5">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5919052048138661710" text:style-name="L3">
        <text:list-item>
          <text:p text:style-name="P6">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6">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6">Mist as a library. A Mist program defines some entry points, and is compiled as a .so shared object file. There is no “main” here, there are only entry points that can be called from a program written in any language.</text:p>
        </text:list-item>
        <text:list-item>
          <text:p text:style-name="P6"><text:soft-page-break/>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6933729591952194191" text:style-name="L4">
        <text:list-item>
          <text:p text:style-name="P7">A bytecode interpreter implementing language-level features like assigning to variables, sending messages, and returning from methods</text:p>
        </text:list-item>
        <text:list-item>
          <text:p text:style-name="P7">Memory management code, including object allocation and garbage collection</text:p>
        </text:list-item>
        <text:list-item>
          <text:p text:style-name="P7">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text:soft-page-break/>Primitive Methods</text:h>
      <text:p text:style-name="Mist_20_Text_20_Body">Mist, like Smalltalk, only supports a very few basic operations at the language level. All the language lets you do is:</text:p>
      <text:list xml:id="list174253879325107" text:continue-list="list174253859926701" text:style-name="Mist_20_Bulleted_20_List">
        <text:list-item>
          <text:p text:style-name="P19">Specify a limited set of objects literally (numbers, strings, symbols, arrays, blocks...)</text:p>
        </text:list-item>
        <text:list-item>
          <text:p text:style-name="P19">Reference a few special constant objects (nil, true, false)</text:p>
        </text:list-item>
        <text:list-item>
          <text:p text:style-name="P19">Reference the implicit temporary variable “self”</text:p>
        </text:list-item>
        <text:list-item>
          <text:p text:style-name="P19">Declare formal parameters and temporary variables</text:p>
        </text:list-item>
        <text:list-item>
          <text:p text:style-name="P19">Reference variables (parameters, temporaries, instance, shared)</text:p>
        </text:list-item>
        <text:list-item>
          <text:p text:style-name="P19">Assign to assignable variables</text:p>
        </text:list-item>
        <text:list-item>
          <text:p text:style-name="P19">Send messages</text:p>
        </text:list-item>
        <text:list-item>
          <text:p text:style-name="P19">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text:soft-page-break/>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1">software </text:span>virtual machine, but on a <text:span text:style-name="T21">hardware</text:span> machine (initially, just X86_64). <text:span text:style-name="T21">The only external software requirement is an operating system (initially, the Linux kernel), though some applications will want to load external user-space libraries.</text:span> <text:span text:style-name="T21">Mist has</text:span> some primitive methods, but they are small and simple. Everything else is written in Mist. This conceptual self-recursion can, if care is not taken, lead to actual runtime infinite recursion. For instance:</text:p>
      <text:list xml:id="list3369806589068714244" text:style-name="L5">
        <text:list-item>
          <text:p text:style-name="P8"><text:span text:style-name="T6">Method lookup is done by executing Mist code. Therefore, to avoid infinite recursion, the Mist code used to look up methods in dictionaries must </text:span><text:span text:style-name="T1">not </text:span><text:span text:style-name="T6">do any method lookups, even though it does (of course) send messages. See the Method Lookup section.</text:span></text:p>
        </text:list-item>
        <text:list-item>
          <text:p text:style-name="P8">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text:span><text:soft-page-break/><text:span text:style-name="T6">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4677540543042421905" text:style-name="L6">
        <text:list-item>
          <text:p text:style-name="P9">Its own formal parameters</text:p>
        </text:list-item>
        <text:list-item>
          <text:p text:style-name="P9">Its own declared temporary variables</text:p>
        </text:list-item>
        <text:list-item>
          <text:p text:style-name="P9">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9">Formal parameters and temporary variables declared in the method in which it appears. </text:p>
        </text:list-item>
        <text:list-item>
          <text:p text:style-name="P9"><text:span text:style-name="T6">The pseudo-variable </text:span><text:span text:style-name="Mist_20_Code">self</text:span>, indicating the receiver of the message which caused the invocation of the method in which the block constructor appears.</text:p>
        </text:list-item>
        <text:list-item>
          <text:p text:style-name="P9">Any instance variable of <text:span text:style-name="Mist_20_Code">self</text:span>.</text:p>
        </text:list-item>
        <text:list-item>
          <text:p text:style-name="P10">Any module constant of the module in which the method’s class is defined.</text:p>
        </text:list-item>
      </text:list>
      <text:p text:style-name="Mist_20_Text_20_Body">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oft-page-break/><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2790596558228902751" text:style-name="L7">
        <text:list-item>
          <text:p text:style-name="P11">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11">The compiler also creates an anonymous shared variable class with an instance variable for self, and instance variables for each formal parameter or temporary variable declared in the method or block constructor.</text:p>
        </text:list-item>
        <text:list-item>
          <text:p text:style-name="P11">The compiler inserts code at the beginning of the method or block to create an instance of the shared variable class and initialize it with the values of the formal parameters.</text:p>
        </text:list-item>
        <text:list-item>
          <text:p text:style-name="P12">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nested, the more shared variable objects it needs, since in the general case it needs one from each level of outer contexts.</text:p>
        </text:list-item>
        <text:list-item>
          <text:p text:style-name="P12">In the code of the method or enclosing block, all references to temporary variables must be replaced with getter or setter message sends directed to the shared variable instance.</text:p>
        </text:list-item>
        <text:list-item>
          <text:p text:style-name="P12">In the code of the enclosed block, all references to variables from the outer context must be replaced with getter or setter message sends directed to the shared variable instance.</text:p>
        </text:list-item>
        <text:list-item>
          <text:p text:style-name="P12"><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text:span><text:soft-page-break/><text:span text:style-name="T6">way to reference the block instance itself, unless it is passed in as an argument when it is invoked.</text:span></text:p>
        </text:list-item>
        <text:list-item>
          <text:p text:style-name="P12"><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27">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27">Methods in the </text:span>&lt;closureClass&gt; for the block in <text:span text:style-name="Mist_20_Code">#newCounter</text:span>. <text:span text:style-name="T28">This class</text:span> <text:span text:style-name="T28">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ext:soft-page-break/>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3177235547868239908" text:style-name="L8">
        <text:list-item>
          <text:p text:style-name="P13">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13">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13">More pragmatically, this approach does not apply to all of the cases in which blocks can be eliminated. It only works for specific selectors that the compiler has been designed to optimize. <text:soft-page-break/>It provides no help at all for user-defined selectors. For instance, if you were to add a new “short circuit” logical operation:</text:p>
          <text:p text:style-name="P17"><text:span text:style-name="Mist_20_Code">nand: aBlock</text:span></text:p>
          <text:p text:style-name="P17"><text:span text:style-name="Mist_20_Code"><text:s text:c="3"/>^(self and: aBlock) not.</text:span></text:p>
          <text:p text:style-name="P13">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pan text:style-name="T6">Of particular interest is the case where a block references </text:span><text:span text:style-name="T1">no</text:span><text:span text:style-name="T6"> variables that must be accessed through a shared variable object. This is the case if the block references only global constants, its own formal parameters, and the temporary variables declared within the block itself. Such blocks are often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text:soft-page-break/>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174252879723489" text:continue-numbering="true" text:style-name="L8">
        <text:list-header>
          <text:p text:style-name="P17"><text:span text:style-name="Mist_20_Code">ifTrue: aBlock arg1: arg1 arg2: arg2 arg3: arg3</text:span></text:p>
          <text:p text:style-name="P17"><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174254489326319" text:continue-numbering="true" text:style-name="L8">
        <text:list-header>
          <text:p text:style-name="P17"><text:span text:style-name="Mist_20_Code">ifTrue: aBlock arg1: arg1 arg2: arg2 arg3: arg3</text:span></text:p>
          <text:p text:style-name="P17"><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text:span text:style-name="T6">http://www.esug.org/data/Articles/misc/oopsla99-contexts.pdf</text:span></text:a><text:span text:style-name="T6"> for one such implementation.</text:span><text:span text:style-name="T15">)</text:span><text:span text:style-name="T6">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text:span><text:soft-page-break/><text:span text:style-name="T6">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6277574498874955317" text:style-name="L9">
        <text:list-item>
          <text:p text:style-name="P14">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14">Replace textual names with references to actual variables (each variable is represented by an object). This pass checks that every variable name references a legally reachable variable.</text:p>
        </text:list-item>
        <text:list-item>
          <text:p text:style-name="P14">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14">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3260851559025010780" text:style-name="L10">
        <text:list-item>
          <text:p text:style-name="P15">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15"><text:soft-page-break/>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15">Traverse the Fog tree from left to right, emitting machine code. This, finally, translates the tree structure of Fog into the linear structure of machine code.</text:p>
        </text:list-item>
        <text:list-item>
          <text:p text:style-name="P15">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text:soft-page-break/>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5">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2">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3">Address</text:span></text:span><text:span text:style-name="Mist_20_Code"> := expectedReceiverClass </text:span></text:p>
      <text:p text:style-name="Mist_20_Code"><text:span text:style-name="Mist_20_Code"><text:tab/> <text:s text:c="30"/>method</text:span><text:span text:style-name="Mist_20_Code"><text:span text:style-name="T23">Address</text:span></text:span><text:span text:style-name="Mist_20_Code">For: selector].</text:span></text:p>
      <text:p text:style-name="Mist_20_Code"><text:span text:style-name="Mist_20_Code"><text:tab/>method</text:span><text:span text:style-name="Mist_20_Code"><text:span text:style-name="T23">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4">In Mist, they could be stored either in the 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26">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text:soft-page-break/>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174254359526644" text:continue-list="list174254489326319" text:style-name="L8">
        <text:list-header>
          <text:p text:style-name="P17"><text:span text:style-name="Mist_20_Code">at: offset put: value</text:span></text:p>
          <text:p text:style-name="P17"><text:span text:style-name="Mist_20_Code"><text:s text:c="2"/>^self doesNotUnderstand: </text:span></text:p>
          <text:p text:style-name="P17"><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for its default answer. This method signals an exception, which is handled (or not) by the normal mechanisms.</text:p>
      <text:p text:style-name="Mist_20_Heading_20_1">Private methods</text:p>
      <text:p text:style-name="Mist_20_Text_20_Body">&gt;&gt;&gt;Needs to be written</text:p>
      <text:p text:style-name="Mist_20_Heading_20_1">Teams</text:p>
      <text:p text:style-name="Mist_20_Text_20_Body">&gt;&gt;&gt;Needs to be written</text:p>
      <text:p text:style-name="Mist_20_Heading_20_1">Fog</text:p>
      <text:p text:style-name="Mist_20_Text_20_Body">&gt;&gt;&gt;Needs to be written</text:p>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text:soft-page-break/>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text:soft-page-break/>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oft-page-break/><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Heading_20_1">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text:soft-page-break/>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174254159284570" text:continue-list="list4128472180099479539" text:style-name="Mist_20_Bulleted_20_List">
        <text:list-item>
          <text:p text:style-name="P3"><text:span text:style-name="T29">exceptionSelector</text:span><text:line-break/>An exception class or exception set specifying which exceptions I am willing to handle.</text:p>
        </text:list-item>
        <text:list-item>
          <text:p text:style-name="P3"><text:span text:style-name="T29">nextHandler</text:span><text:line-break/>When searching for an exception handler, the next handler to be searched.</text:p>
        </text:list-item>
        <text:list-item>
          <text:p text:style-name="P3"><text:span text:style-name="T29">exception</text:span><text:line-break/>While handling an exception, this is the exception being handled.</text:p>
        </text:list-item>
        <text:list-item>
          <text:p text:style-name="P3"><text:span text:style-name="T29">isOuter</text:span><text:line-break/>Boolean, true if I am handling an exception and I was chosen to handle the exception directly or indirectly due to another handler sending #outer to the exception.</text:p>
        </text:list-item>
        <text:list-item>
          <text:p text:style-name="P3"><text:span text:style-name="T29">isValid</text:span><text:line-break/>(<text:span text:style-name="T30">actually, probably not needed</text:span>)</text:p>
        </text:list-item>
        <text:list-item>
          <text:p text:style-name="P3"><text:span text:style-name="T29">needsRetry</text:span><text:line-break/>Boolean, true if my protected block needs to be evaluated. Initially true, set to false upon the first evaluation of the protected block, set to true upon the exception being sent #retry or #retryUsing:</text:p>
        </text:list-item>
        <text:list-item>
          <text:p text:style-name="P3"><text:span text:style-name="T29">actionBlock</text:span><text:line-break/>The block that is the argument to the do: keyword of #on:do:. I evaluate this block if I am called upon to handle an exception. </text:p>
        </text:list-item>
        <text:list-item>
          <text:p text:style-name="P3"><text:span text:style-name="T29">returnBlock</text:span><text:line-break/>This block, if evaluated, performs a non-local return from the protected block. It is evaluated during processing of #return:, #retry, and #retryUsing to truncate and unwind the stack.</text:p>
        </text:list-item>
        <text:list-item>
          <text:p text:style-name="P3"><text:span text:style-name="T29">protectedBlock</text:span><text:line-break/>The block to be evaluated while being prepared to handle some set of exceptions.</text:p>
        </text:list-item>
        <text:list-item>
          <text:p text:style-name="P3"><text:span text:style-name="T29">actionUnwindBlock</text:span><text:line-break/>This block, if evaluated, performs a non-local return from the action block. It is evaluated during processing of #resume:.</text:p>
        </text:list-item>
        <text:list-item>
          <text:p text:style-name="P3"><text:span text:style-name="T29">signalingEnvironment</text:span><text:line-break/>The handler that was the exception environment (first handler to be searched) when the exception I am handling was signaled.</text:p>
        </text:list-item>
      </text:list>
      <text:p text:style-name="Mist_20_Heading_20_2"><text:soft-page-break/>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nextHandler: ExceptionHandler exceptionEnvironment.</text:span></text:p>
      <text:p text:style-name="Mist_20_Code"><text:span text:style-name="Mist_20_Code"><text:s text:c="4"/>ExceptionHandler exceptionEnvironment: handler.</text:span></text:p>
      <text:p text:style-name="Mist_20_Code"><text:span text:style-name="Mist_20_Code"><text:s text:c="4"/>^[handler evaluateProtectedBlock] ensure: [handler invalidateAndP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text:soft-page-break/>In ExceptionHandler:</text:p>
      <text:p text:style-name="Mist_20_Code"><text:span text:style-name="Mist_20_Code"><text:s text:c="2"/>h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ExceptionHandler exceptionEnvironment: nextHandler.</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Valid to false, isOuter to false, exception to nil...</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Heading_20_2">Handler actions</text:p>
      <text:p text:style-name="Mist_20_Text_20_Body">These are messages that can be sent to exceptions from within an action block. They are not valid to send at other times.</text:p>
      <text:p text:style-name="Mist_20_Heading_20_3">R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text:soft-page-break/>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R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P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oft-page-break/><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O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Retry</text:p>
      <text:p text:style-name="Mist_20_Text_20_Body">In exceptions:</text:p>
      <text:p text:style-name="Mist_20_Code"><text:span text:style-name="Mist_20_Code"><text:s text:c="2"/>retry</text:span></text:p>
      <text:p text:style-name="Mist_20_Code"><text:span text:style-name="Mist_20_Code"><text:s text:c="4"/>^ 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RetryUsing</text:p>
      <text:p text:style-name="Mist_20_Text_20_Body">In exceptions:</text:p>
      <text:p text:style-name="Mist_20_Code"><text:span text:style-name="Mist_20_Code"><text:s text:c="2"/>retryUsing: newProtectedBlock</text:span></text:p>
      <text:p text:style-name="Mist_20_Code"><text:span text:style-name="Mist_20_Code"><text:s text:c="4"/>^ 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Mist_20_Heading_20_3">isNested</text:p>
      <text:p text:style-name="Mist_20_Text_20_Body">&gt;&gt;&gt;Needs to be written</text:p>
      <text:p text:style-name="Mist_20_Heading_20_1"><text:soft-page-break/>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16">.</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text:soft-page-break/>[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text:soft-page-break/>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18"> – </text:span><text:span text:style-name="T16">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text:soft-page-break/>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9-10T17:42:52.514111451</dc:date>
    <meta:editing-duration>P34DT45M17S</meta:editing-duration>
    <meta:editing-cycles>299</meta:editing-cycles>
    <meta:document-statistic meta:table-count="0" meta:image-count="1" meta:object-count="0" meta:page-count="28" meta:paragraph-count="539" meta:word-count="10113" meta:character-count="64759" meta:non-whitespace-character-count="53866"/>
  </office:meta>
</office:document-meta>
</file>